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PageMasterReferenc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getPage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getMaster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ConditionalPageMasterReferenc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ditionalPageMasterReference.isValid( boolean isOddPage , boolean isFirstPage , boolean isLastPage , boolean isBlankPag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ditionalPageMasterReference.getConcret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PageMasterReference.validateChildNode( Locator loc , String ns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